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200%" fo:text-align="center"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in" fo:margin-bottom="0in" fo:line-height="200%" fo:text-align="start" style:justify-single-word="false" fo:background-color="transparent" style:writing-mode="lr-tb">
        <style:background-image/>
      </style:paragraph-properties>
    </style:style>
    <style:style style:name="P4" style:family="paragraph" style:parent-style-name="Standard">
      <style:paragraph-properties fo:margin-top="0in" fo:margin-bottom="0.1965in"/>
      <style:text-properties style:font-name="Times New Roman" fo:font-size="12pt" fo:font-weight="normal" style:font-size-asian="12pt" style:font-size-complex="12pt"/>
    </style:style>
    <style:style style:name="P5"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6"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Text_20_body">
      <style:paragraph-properties fo:margin-top="0in" fo:margin-bottom="0in" fo:line-height="200%" fo:text-align="center" style:justify-single-word="false" style:writing-mode="lr-tb"/>
      <style:text-properties fo:font-variant="normal" fo:text-transform="none" fo:color="#000000" style:font-name="Times New Roman" fo:font-size="12pt" fo:font-style="normal" fo:font-weight="normal" style:font-size-asian="12pt" style:font-size-complex="12pt"/>
    </style:style>
    <style:style style:name="P9" style:family="paragraph" style:parent-style-name="Text_20_body">
      <style:paragraph-properties fo:margin-top="0in" fo:margin-bottom="0in" fo:line-height="200%" fo:text-align="center"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left="0in" fo:margin-right="0in" fo:margin-top="0in" fo:margin-bottom="0in" fo:line-height="200%" fo:text-align="start" style:justify-single-word="false" fo:text-indent="0in"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0in" fo:margin-right="0in" fo:margin-top="0in" fo:margin-bottom="0in" fo:line-height="200%" fo:text-align="start" style:justify-single-word="false" fo:text-indent="0in" style:auto-text-indent="false"/>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 style:family="text">
      <style:text-properties fo:letter-spacing="normal" fo:font-weight="normal" style:font-style-asian="normal" style:font-weight-asian="normal" style:font-style-complex="normal" style:font-weight-complex="normal"/>
    </style:style>
    <style:style style:name="T5" style:family="text">
      <style:text-properties fo:letter-spacing="normal" style:font-style-asian="normal" style:font-style-complex="normal"/>
    </style:style>
    <style:style style:name="T6" style:family="text">
      <style:text-properties style:text-line-through-style="none" style:text-underline-style="none" style:text-blinking="false" fo:background-color="transparent"/>
    </style:style>
    <style:style style:name="T7" style:family="text">
      <style:text-properties style:text-line-through-style="none" style:text-underline-style="none" style:text-blinking="false" fo:background-color="transparent" style:font-size-asian="12pt" style:font-size-complex="12pt"/>
    </style:style>
    <style:style style:name="T8" style:family="text">
      <style:text-properties style:text-line-through-style="none" style:text-underline-style="none" style:text-blinking="false" fo:background-color="transparent" style:font-weight-asian="normal" style:font-weight-complex="normal"/>
    </style:style>
    <style:style style:name="T9" style:family="text">
      <style:text-properties style:text-line-through-style="none" style:font-name="Times New Roman" style:text-underline-style="none" style:text-blinking="false" fo:background-color="transparent"/>
    </style:style>
    <style:style style:name="T10" style:family="text">
      <style:text-properties style:text-line-through-style="none" style:font-name="Times New Roman" style:text-underline-style="none" style:text-blinking="false" fo:background-color="transparent" style:font-size-asian="12pt" style:font-size-complex="12pt"/>
    </style:style>
    <style:style style:name="T11" style:family="text">
      <style:text-properties style:text-line-through-style="none" style:font-name="Times New Roman" style:text-underline-style="none" style:text-blinking="false" fo:background-color="transparent" style:font-size-asian="12pt" style:font-weight-asian="normal" style:font-size-complex="12pt" style:font-weight-complex="normal"/>
    </style:style>
    <style:style style:name="T12" style:family="text">
      <style:text-properties style:text-line-through-style="none" style:font-name="Times New Roman" style:text-underline-style="none" style:text-blinking="false" fo:background-color="transparent" style:font-weight-asian="normal" style:font-weight-complex="normal"/>
    </style:style>
    <style:style style:name="T13" style:family="text">
      <style:text-properties style:font-name="Comic Sans MS" fo:font-size="9pt" fo:letter-spacing="normal" fo:font-weight="normal" style:font-style-asian="normal" style:font-weight-asian="normal" style:font-style-complex="normal" style:font-weight-complex="normal"/>
    </style:style>
    <style:style style:name="T14" style:family="text">
      <style:text-properties style:font-name="Comic Sans MS" fo:font-size="9pt" fo:letter-spacing="normal" style:font-style-asian="normal" style:font-style-complex="normal"/>
    </style:style>
    <style:style style:name="T15" style:family="text">
      <style:text-properties style:font-name="Comic Sans MS" fo:letter-spacing="normal" fo:font-weight="normal" style:font-style-asian="normal" style:font-weight-asian="normal" style:font-style-complex="normal" style:font-weight-complex="normal"/>
    </style:style>
    <style:style style:name="T16" style:family="text">
      <style:text-properties style:font-name="Comic Sans MS" fo:letter-spacing="normal" style:font-style-asian="normal" style:font-style-complex="normal"/>
    </style:style>
    <style:style style:name="T17" style:family="text">
      <style:text-properties fo:font-size="12pt" style:font-size-asian="12pt" style:font-size-complex="12pt"/>
    </style:style>
    <style:style style:name="T18" style:family="text">
      <style:text-properties fo:font-size="12pt" fo:letter-spacing="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style:style>
    <style:style style:name="T20" style:family="text">
      <style:text-properties style:font-name="Times New Roman" fo:letter-spacing="normal" fo:font-weight="normal" style:font-style-asian="normal" style:font-weight-asian="normal" style:font-style-complex="normal"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letter-spacing="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00a1eac1-7fff-995c-b42c-77081446c709"/><text:line-break/><text:line-break/></text:p>
      <text:p text:style-name="P5"/>
      <text:p text:style-name="P5"/>
      <text:p text:style-name="P5"/>
      <text:p text:style-name="P5"/>
      <text:p text:style-name="P5"/>
      <text:p text:style-name="P5">Mod 6: Suggestions to Address Problem Statement</text:p>
      <text:p text:style-name="P6">Sidney L. Wells</text:p>
      <text:p text:style-name="P8"><text:span text:style-name="T6">Aspen</text:span><text:span text:style-name="T6"> </text:span><text:span text:style-name="T8">University: CAP-799</text:span></text:p>
      <text:p text:style-name="P7">January 30, 2022</text:p>
      <text:p text:style-name="P6"/>
      <text:p text:style-name="P6"/>
      <text:p text:style-name="P6"/>
      <text:p text:style-name="P6"/>
      <text:p text:style-name="P6"/>
      <text:p text:style-name="P6"/>
      <text:p text:style-name="P6"/>
      <text:p text:style-name="P6"/>
      <text:p text:style-name="P6"/>
      <text:p text:style-name="P6"/>
      <text:p text:style-name="P2"/>
      <text:p text:style-name="P2"><text:span text:style-name="Strong_20_Emphasis"><text:span text:style-name="T22"/></text:span></text:p>
      <text:p text:style-name="P2"><text:span text:style-name="Strong_20_Emphasis"><text:span text:style-name="T22"/></text:span></text:p>
      <text:p text:style-name="P10"><text:bookmark text:name="docs-internal-guid-8bc40787-7fff-7e7c-a803-6d611df85594"/><text:soft-page-break/><text:span text:style-name="Strong_20_Emphasis"><text:span text:style-name="T20"><text:tab/></text:span></text:span><text:span text:style-name="Strong_20_Emphasis"><text:span text:style-name="T20">This weekly report will be a transition from discussing the problem and research to looking more closely at possible solutions to the issue at hand. Originally, my focus for my research project over the last several weeks has been centralized around addressing the lack of information about transitioning service programs available for service members to develop skills that will help them not only progress their career within the organization, but also support them post-service. The emphasis this week will be the solutions via two suggestions that I believe would help address this problem from two different angles. This is because one important section of the final report will be providing suggestions. As useful as the research and data are, they exist to help drive the project idea that I believe will help the organization. For the final report, only one suggestion will be used but this essay will consider two suggestions that tackle the problem from different perspectives. Originally, the project proposal suggested resolving the problem with a software solution focusing on supporting military personnel by helping them make an informed decision about their post-military service career. However, given the research data and several weeks of looking into the problem further, another key metric missing is what exactly is the status of the programs designed to help transitioning members and how are they doing in accomplishing their goal. From the research done over the last several weeks, one conclusion was that the TAP program currently being offered is insufficient. But where’s the data? Anecdotes are useful, but where’s the data about how the program is doing across the organization? That’s the premise for the second suggestion, which would be a software tracker application meant to monitor service members' career while they're in the organization as well as after they leave, post–service. So this essay will consist of reviewing the requirements for each of the two suggestions, reviewing what a minimum viable product (MVP) would be, and what a timeline for developing the application might look like moving forward. </text:span></text:span></text:p>
      <text:p text:style-name="P11"><text:tab/>The first suggestion that will be discussed is the original idea from the project proposal, which is a transitioning assistance program portal that would support military members during their time <text:soft-page-break/>within the organization as well as post-service. The emphasis of the TAP portal would be career development, however, rather than military training. It wouldn't be mandatory, of course, for members, but rather a resource available for members who are interested in using the application. For the user, there will be several important features that will help them develop their career skills not only over the course of their military career, but of their professional life. </text:p>
      <text:p text:style-name="P11"><text:tab/>First of all, the main set of requirements outside the user requirements are the security, login, and organizational requirements determined by external sources who not only fund the project, but provide its enablement throughout the organization. Moreover, the core functionality for the minimum viable product would include three main features. To begin, it’s important that the skills the application can support members develop are identified up front. Some of those are addressed here, but more may be determined during the planning phase. This can be accomplished using training plans that can be essentially a syllabus for each career skill that would include various resources, workshops, and assessments that help the member develop the skill set. The next feature would be included in the first feature. Since the success of this application would be based on the relationship built with other organizations, another core feature would be connecting with the partner organization that would provide the resources available within the application. The way this would work is that a user would have a mastering the interview assessment, such as a mock interview, planned on their syllabus. To accomplish this, they may need to use Veterati or another partner organization to accomplish this. Veterati would provide the mock interview experience described within the application. But how does the application track this progress? Veterati would have to provide a way for users to sync with the application so that the interviews done through their organization are tracked within the application. That’s just one example, but over time hopefully many organizations can provide the opportunity for this application to sync with theirs. And the final feature is for users who want to browse resources outside the training plan. A global search mechanism can exist which will allow them to view any <text:soft-page-break/>available opportunity or resource. It wouldn’t necessarily be an assessment, but it would provide users the ability to engage with as much content as they want using the application. These would be the three main features central to the first suggestion, which is a software solution focusing on supporting military personnel to make an informed decision about their post-military service career.</text:p>
      <text:p text:style-name="P11"><text:tab/>The second suggestion is a little bit different from the original idea in a few significant ways. But first, the second suggestion is a tracker app, or data analysis software tool, used for understanding the state of members pre and post transition. The goals of this application would be to explore the efficacy of the TAP program with real, meaningful data across the organization, explore the findings from previous research done in this course about the lack of career development support within the TAP program, and to shout out the best practices within our organization with regards to career development support. This tracker, essentially, will explore how well the TAP program is across the organization so next steps can be explored. Thus, this project may actually preclude the first suggestion in this essay if the data determines that resources that support member’s career development need to be consolidated to provide a better experience to the members of the organization. But the results of this tracker may determine that the first suggestion would, in fact, be unnecessary if adjusting the current TAP program is deemed to be a better solution to the issues that the data proves to be true. The goal of this tracker application would be to figure out what’s going on. </text:p>
      <text:p text:style-name="P11"><text:tab/>Since the tracker application is less oriented towards the members as being the main end users, several of the features will be different as well. Aside from the mandatory organizational, security, and login requirements discussed in the previous paragraph, the first feature for the tracker application is that it can send and collect data via surveys or forms from users. The forms and surveys need to be created based upon the metrics deemed to be important and responses tracked in a meaningful way that proves useful to the end users, which are the leadership members of the organization who are interested in knowing the state of the TAP program within the organization. This is an important decision because <text:soft-page-break/>this is the information that will be tracked over time so responses’ options ought to be consistent over the long haul. If the ways of measurement are changed at any point, it’ll be difficult to truly know the differences over time from one survey to another. Another feature will be the backend, big data side of the application. This is where most of the analytics, algorithms, and data storing will reside. Since the user data will span many topics over a long period of time, pending funding, the ability to collect, store, and process the data is fundamental to the application. And finally, the last of the three main features of this tracker application is the reporting. What use is the data if it only exists in the database? Reports need to be generated and customizable to the leadership members of the organization who are interested in knowing more about the state of the TAP program. Reports generated weekly, quarterly, or annually would be useful as well as those generated from filters such as years within the organization. These reports would be the main drivers for decision makers to make informed decisions. Thus, the tracker application would be something similar to a business intelligence application for decision makers. Although the purpose of the application is different here, this suggestion may actually prove more beneficial in the long run since it’ll track data currently unknown. </text:p>
      <text:p text:style-name="P11"><text:tab/>In conclusion, the emphasis on solutions via two suggestions from two different angles that I believe would help address the problem statement was the focus of this essay. One of the suggestions  will be the project solution within the final report. Exploring each suggestion along with their basic user requirements as well as their end user also helps serve as a reference point for the final report and shed light on the different approaches to addressing the problem statement. Next week, this report will look at the project’s budget and the processes by which the project will be developed. The project solution’s budget needs to be carefully described with a set of deliverables included in a timeline that makes sense in terms of the long term progression of the project. The hope behind next week’s work is that it will be the final piece to the module eight report that will be submitted at the end of the course. The goal, by then, is to have all of the data, research, suggestions, and budgeting presented and <text:soft-page-break/>reviewed before submitting for my assignment during week eight. </text:p>
      <text:p text:style-name="P12"><text:span text:style-name="T2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bookmark text:name="docs-internal-guid-a53f2842-7fff-ed22-c43f-1e2996a9ac37"/><text:span text:style-name="MT1">Mod #6 Assgn <text:s text:c="139"/></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1-05-15T09:10:10</meta:creation-date>
    <meta:generator>OpenOffice/4.1.10$Unix OpenOffice.org_project/4110m2$Build-9807</meta:generator>
    <dc:date>2022-01-30T21:23:49</dc:date>
    <dc:creator>Sidney Wells</dc:creator>
    <meta:editing-duration>P35DT10H31M53S</meta:editing-duration>
    <meta:editing-cycles>28</meta:editing-cycles>
    <meta:document-statistic meta:table-count="0" meta:image-count="0" meta:object-count="0" meta:page-count="6" meta:paragraph-count="13" meta:word-count="1571" meta:character-count="9888"/>
  </office:meta>
</office:document-meta>
</file>